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4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shapes>
          <draw:frame draw:z-index="0" draw:style-name="gr1" draw:text-style-name="P1" svg:width="274.34pt" svg:height="180.85pt" svg:x="624.81pt" svg:y="128.3pt">
            <loext:p draw:notify-on-update-of-ranges="Sheet1.A4:Sheet1.A14 Sheet1.C3:Sheet1.C3 Sheet1.H4:Sheet1.H14 Sheet1.A17:Sheet1.A26 Sheet1.C16:Sheet1.C16 Sheet1.H17:Sheet1.H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61.67pt" svg:height="181.84pt" svg:x="1018.97pt" svg:y="132.15pt">
            <loext:p draw:notify-on-update-of-ranges="Sheet1.A43:Sheet1.A52 Sheet1.C42:Sheet1.C42 Sheet1.H43:Sheet1.H52 Sheet1.A30:Sheet1.A39 Sheet1.C29:Sheet1.C29 Sheet1.H30:Sheet1.H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ψ=10°　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.82" calcext:value-type="float">
            <text:p>27.8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8546051" calcext:value-type="float">
            <text:p>8546051</text:p>
          </table:table-cell>
          <table:table-cell table:formula="of:=[.G4]-[.$G$15]" office:value-type="float" office:value="7329304" calcext:value-type="float">
            <text:p>732930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9.42" calcext:value-type="float">
            <text:p>29.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9038787" calcext:value-type="float">
            <text:p>9038787</text:p>
          </table:table-cell>
          <table:table-cell table:formula="of:=[.G5]-[.$G$15]" office:value-type="float" office:value="7822040" calcext:value-type="float">
            <text:p>7822040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.39" calcext:value-type="float">
            <text:p>27.39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8414015" calcext:value-type="float">
            <text:p>8414015</text:p>
          </table:table-cell>
          <table:table-cell table:formula="of:=[.G6]-[.$G$15]" office:value-type="float" office:value="7197268" calcext:value-type="float">
            <text:p>71972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07200" calcext:value-type="float">
            <text:p>307200</text:p>
          </table:table-cell>
          <table:table-cell office:value-type="float" office:value="19.27" calcext:value-type="float">
            <text:p>19.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919227" calcext:value-type="float">
            <text:p>5919227</text:p>
          </table:table-cell>
          <table:table-cell table:formula="of:=[.G7]-[.$G$15]" office:value-type="float" office:value="4702480" calcext:value-type="float">
            <text:p>4702480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7200" calcext:value-type="float">
            <text:p>307200</text:p>
          </table:table-cell>
          <table:table-cell office:value-type="float" office:value="10.85" calcext:value-type="float">
            <text:p>10.8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3333894" calcext:value-type="float">
            <text:p>3333894</text:p>
          </table:table-cell>
          <table:table-cell table:formula="of:=[.G8]-[.$G$15]" office:value-type="float" office:value="2117147" calcext:value-type="float">
            <text:p>2117147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07200" calcext:value-type="float">
            <text:p>307200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06364" calcext:value-type="float">
            <text:p>1506364</text:p>
          </table:table-cell>
          <table:table-cell table:formula="of:=[.G9]-[.$G$15]" office:value-type="float" office:value="289617" calcext:value-type="float">
            <text:p>289617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307200" calcext:value-type="float">
            <text:p>307200</text:p>
          </table:table-cell>
          <table:table-cell office:value-type="float" office:value="4.04" calcext:value-type="float">
            <text:p>4.0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41663" calcext:value-type="float">
            <text:p>1241663</text:p>
          </table:table-cell>
          <table:table-cell table:formula="of:=[.G10]-[.$G$15]" office:value-type="float" office:value="24916" calcext:value-type="float">
            <text:p>24916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07200" calcext:value-type="float">
            <text:p>307200</text:p>
          </table:table-cell>
          <table:table-cell office:value-type="float" office:value="5.01" calcext:value-type="float">
            <text:p>5.0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539243" calcext:value-type="float">
            <text:p>1539243</text:p>
          </table:table-cell>
          <table:table-cell table:formula="of:=[.G11]-[.$G$15]" office:value-type="float" office:value="322496" calcext:value-type="float">
            <text:p>322496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307200" calcext:value-type="float">
            <text:p>307200</text:p>
          </table:table-cell>
          <table:table-cell office:value-type="float" office:value="11.3" calcext:value-type="float">
            <text:p>11.3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3472206" calcext:value-type="float">
            <text:p>3472206</text:p>
          </table:table-cell>
          <table:table-cell table:formula="of:=[.G12]-[.$G$15]" office:value-type="float" office:value="2255459" calcext:value-type="float">
            <text:p>2255459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0.54" calcext:value-type="float">
            <text:p>20.54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6309785" calcext:value-type="float">
            <text:p>6309785</text:p>
          </table:table-cell>
          <table:table-cell table:formula="of:=[.G13]-[.$G$15]" office:value-type="float" office:value="5093038" calcext:value-type="float">
            <text:p>5093038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.85" calcext:value-type="float">
            <text:p>27.8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8554281" calcext:value-type="float">
            <text:p>8554281</text:p>
          </table:table-cell>
          <table:table-cell table:formula="of:=[.G14]-[.$G$15]" office:value-type="float" office:value="7337534" calcext:value-type="float">
            <text:p>73375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なし</text:p>
          </table:table-cell>
          <table:table-cell office:value-type="float" office:value="12" calcext:value-type="float">
            <text:p>12</text:p>
          </table:table-cell>
          <table:table-cell office:value-type="float" office:value="307200" calcext:value-type="float">
            <text:p>307200</text:p>
          </table:table-cell>
          <table:table-cell office:value-type="float" office:value="3.96" calcext:value-type="float">
            <text:p>3.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16747" calcext:value-type="float">
            <text:p>1216747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Ψ=45°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7200" calcext:value-type="float">
            <text:p>307200</text:p>
          </table:table-cell>
          <table:table-cell office:value-type="float" office:value="4.11" calcext:value-type="float">
            <text:p>4.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62593" calcext:value-type="float">
            <text:p>1262593</text:p>
          </table:table-cell>
          <table:table-cell table:formula="of:=[.G17]-[.$G$15]" office:value-type="float" office:value="45846" calcext:value-type="float">
            <text:p>4584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7200" calcext:value-type="float">
            <text:p>30720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266817" calcext:value-type="float">
            <text:p>2266817</text:p>
          </table:table-cell>
          <table:table-cell table:formula="of:=[.G18]-[.$G$15]" office:value-type="float" office:value="1050070" calcext:value-type="float">
            <text:p>1050070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07200" calcext:value-type="float">
            <text:p>307200</text:p>
          </table:table-cell>
          <table:table-cell office:value-type="float" office:value="15.58" calcext:value-type="float">
            <text:p>15.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784788" calcext:value-type="float">
            <text:p>4784788</text:p>
          </table:table-cell>
          <table:table-cell table:formula="of:=[.G19]-[.$G$15]" office:value-type="float" office:value="3568041" calcext:value-type="float">
            <text:p>3568041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07200" calcext:value-type="float">
            <text:p>307200</text:p>
          </table:table-cell>
          <table:table-cell office:value-type="float" office:value="24.16" calcext:value-type="float">
            <text:p>24.16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7421345" calcext:value-type="float">
            <text:p>7421345</text:p>
          </table:table-cell>
          <table:table-cell table:formula="of:=[.G20]-[.$G$15]" office:value-type="float" office:value="6204598" calcext:value-type="float">
            <text:p>6204598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7200" calcext:value-type="float">
            <text:p>307200</text:p>
          </table:table-cell>
          <table:table-cell office:value-type="float" office:value="28.89" calcext:value-type="float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8875181" calcext:value-type="float">
            <text:p>8875181</text:p>
          </table:table-cell>
          <table:table-cell table:formula="of:=[.G21]-[.$G$15]" office:value-type="float" office:value="7658434" calcext:value-type="float">
            <text:p>7658434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07200" calcext:value-type="float">
            <text:p>307200</text:p>
          </table:table-cell>
          <table:table-cell office:value-type="float" office:value="28.77" calcext:value-type="float">
            <text:p>28.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8837270" calcext:value-type="float">
            <text:p>8837270</text:p>
          </table:table-cell>
          <table:table-cell table:formula="of:=[.G22]-[.$G$15]" office:value-type="float" office:value="7620523" calcext:value-type="float">
            <text:p>7620523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.95" calcext:value-type="float">
            <text:p>23.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7357928" calcext:value-type="float">
            <text:p>7357928</text:p>
          </table:table-cell>
          <table:table-cell table:formula="of:=[.G23]-[.$G$15]" office:value-type="float" office:value="6141181" calcext:value-type="float">
            <text:p>6141181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307200" calcext:value-type="float">
            <text:p>307200</text:p>
          </table:table-cell>
          <table:table-cell office:value-type="float" office:value="15.41" calcext:value-type="float">
            <text:p>15.41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4735176" calcext:value-type="float">
            <text:p>4735176</text:p>
          </table:table-cell>
          <table:table-cell table:formula="of:=[.G24]-[.$G$15]" office:value-type="float" office:value="3518429" calcext:value-type="float">
            <text:p>3518429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307200" calcext:value-type="float">
            <text:p>307200</text:p>
          </table:table-cell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200933" calcext:value-type="float">
            <text:p>2200933</text:p>
          </table:table-cell>
          <table:table-cell table:formula="of:=[.G25]-[.$G$15]" office:value-type="float" office:value="984186" calcext:value-type="float">
            <text:p>984186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307200" calcext:value-type="float">
            <text:p>307200</text:p>
          </table:table-cell>
          <table:table-cell office:value-type="float" office:value="4.14" calcext:value-type="float">
            <text:p>4.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71663" calcext:value-type="float">
            <text:p>1271663</text:p>
          </table:table-cell>
          <table:table-cell table:formula="of:=[.G26]-[.$G$15]" office:value-type="float" office:value="54916" calcext:value-type="float">
            <text:p>54916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Ψ=45°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7200" calcext:value-type="float">
            <text:p>307200</text:p>
          </table:table-cell>
          <table:table-cell office:value-type="float" office:value="19.37" calcext:value-type="float">
            <text:p>19.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951746" calcext:value-type="float">
            <text:p>5951746</text:p>
          </table:table-cell>
          <table:table-cell table:formula="of:=[.G30]-[.$G$15]" office:value-type="float" office:value="4734999" calcext:value-type="float">
            <text:p>4734999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7200" calcext:value-type="float">
            <text:p>307200</text:p>
          </table:table-cell>
          <table:table-cell office:value-type="float" office:value="19.56" calcext:value-type="float">
            <text:p>19.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010155" calcext:value-type="float">
            <text:p>6010155</text:p>
          </table:table-cell>
          <table:table-cell table:formula="of:=[.G31]-[.$G$15]" office:value-type="float" office:value="4793408" calcext:value-type="float">
            <text:p>4793408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07200" calcext:value-type="float">
            <text:p>307200</text:p>
          </table:table-cell>
          <table:table-cell office:value-type="float" office:value="19.44" calcext:value-type="float">
            <text:p>19.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971648" calcext:value-type="float">
            <text:p>5971648</text:p>
          </table:table-cell>
          <table:table-cell table:formula="of:=[.G32]-[.$G$15]" office:value-type="float" office:value="4754901" calcext:value-type="float">
            <text:p>4754901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07200" calcext:value-type="float">
            <text:p>307200</text:p>
          </table:table-cell>
          <table:table-cell office:value-type="float" office:value="19.08" calcext:value-type="float">
            <text:p>19.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860381" calcext:value-type="float">
            <text:p>5860381</text:p>
          </table:table-cell>
          <table:table-cell table:formula="of:=[.G33]-[.$G$15]" office:value-type="float" office:value="4643634" calcext:value-type="float">
            <text:p>4643634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7200" calcext:value-type="float">
            <text:p>307200</text:p>
          </table:table-cell>
          <table:table-cell office:value-type="float" office:value="18.73" calcext:value-type="float">
            <text:p>18.73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5752329" calcext:value-type="float">
            <text:p>5752329</text:p>
          </table:table-cell>
          <table:table-cell table:formula="of:=[.G34]-[.$G$15]" office:value-type="float" office:value="4535582" calcext:value-type="float">
            <text:p>4535582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07200" calcext:value-type="float">
            <text:p>307200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602838" calcext:value-type="float">
            <text:p>5602838</text:p>
          </table:table-cell>
          <table:table-cell table:formula="of:=[.G35]-[.$G$15]" office:value-type="float" office:value="4386091" calcext:value-type="float">
            <text:p>4386091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307200" calcext:value-type="float">
            <text:p>307200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5560932" calcext:value-type="float">
            <text:p>5560932</text:p>
          </table:table-cell>
          <table:table-cell table:formula="of:=[.G36]-[.$G$15]" office:value-type="float" office:value="4344185" calcext:value-type="float">
            <text:p>4344185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307200" calcext:value-type="float">
            <text:p>307200</text:p>
          </table:table-cell>
          <table:table-cell office:value-type="float" office:value="18.53" calcext:value-type="float">
            <text:p>18.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692557" calcext:value-type="float">
            <text:p>5692557</text:p>
          </table:table-cell>
          <table:table-cell table:formula="of:=[.G37]-[.$G$15]" office:value-type="float" office:value="4475810" calcext:value-type="float">
            <text:p>4475810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307200" calcext:value-type="float">
            <text:p>307200</text:p>
          </table:table-cell>
          <table:table-cell office:value-type="float" office:value="18.87" calcext:value-type="float">
            <text:p>18.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796207" calcext:value-type="float">
            <text:p>5796207</text:p>
          </table:table-cell>
          <table:table-cell table:formula="of:=[.G38]-[.$G$15]" office:value-type="float" office:value="4579460" calcext:value-type="float">
            <text:p>4579460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307200" calcext:value-type="float">
            <text:p>307200</text:p>
          </table:table-cell>
          <table:table-cell office:value-type="float" office:value="19.25" calcext:value-type="float">
            <text:p>19.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914040" calcext:value-type="float">
            <text:p>5914040</text:p>
          </table:table-cell>
          <table:table-cell table:formula="of:=[.G39]-[.$G$15]" office:value-type="float" office:value="4697293" calcext:value-type="float">
            <text:p>469729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Ψ=10°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.05" calcext:value-type="float">
            <text:p>23.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7080634" calcext:value-type="float">
            <text:p>7080634</text:p>
          </table:table-cell>
          <table:table-cell table:formula="of:=[.G43]-[.$G$15]" office:value-type="float" office:value="5863887" calcext:value-type="float">
            <text:p>5863887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5.99" calcext:value-type="float">
            <text:p>25.99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7984870" calcext:value-type="float">
            <text:p>7984870</text:p>
          </table:table-cell>
          <table:table-cell table:formula="of:=[.G44]-[.$G$15]" office:value-type="float" office:value="6768123" calcext:value-type="float">
            <text:p>676812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07200" calcext:value-type="float">
            <text:p>307200</text:p>
          </table:table-cell>
          <table:table-cell office:value-type="float" office:value="25.99" calcext:value-type="float">
            <text:p>25.9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7982858" calcext:value-type="float">
            <text:p>7982858</text:p>
          </table:table-cell>
          <table:table-cell table:formula="of:=[.G45]-[.$G$15]" office:value-type="float" office:value="6766111" calcext:value-type="float">
            <text:p>6766111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.56" calcext:value-type="float">
            <text:p>22.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931966" calcext:value-type="float">
            <text:p>6931966</text:p>
          </table:table-cell>
          <table:table-cell table:formula="of:=[.G46]-[.$G$15]" office:value-type="float" office:value="5715219" calcext:value-type="float">
            <text:p>5715219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7200" calcext:value-type="float">
            <text:p>307200</text:p>
          </table:table-cell>
          <table:table-cell office:value-type="float" office:value="17.57" calcext:value-type="float">
            <text:p>17.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396975" calcext:value-type="float">
            <text:p>5396975</text:p>
          </table:table-cell>
          <table:table-cell table:formula="of:=[.G47]-[.$G$15]" office:value-type="float" office:value="4180228" calcext:value-type="float">
            <text:p>4180228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07200" calcext:value-type="float">
            <text:p>307200</text:p>
          </table:table-cell>
          <table:table-cell office:value-type="float" office:value="12.91" calcext:value-type="float">
            <text:p>12.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966852" calcext:value-type="float">
            <text:p>3966852</text:p>
          </table:table-cell>
          <table:table-cell table:formula="of:=[.G48]-[.$G$15]" office:value-type="float" office:value="2750105" calcext:value-type="float">
            <text:p>2750105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307200" calcext:value-type="float">
            <text:p>307200</text:p>
          </table:table-cell>
          <table:table-cell office:value-type="float" office:value="11.29" calcext:value-type="float">
            <text:p>11.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467019" calcext:value-type="float">
            <text:p>3467019</text:p>
          </table:table-cell>
          <table:table-cell table:formula="of:=[.G49]-[.$G$15]" office:value-type="float" office:value="2250272" calcext:value-type="float">
            <text:p>2250272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307200" calcext:value-type="float">
            <text:p>307200</text:p>
          </table:table-cell>
          <table:table-cell office:value-type="float" office:value="13.32" calcext:value-type="float">
            <text:p>13.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091845" calcext:value-type="float">
            <text:p>4091845</text:p>
          </table:table-cell>
          <table:table-cell table:formula="of:=[.G50]-[.$G$15]" office:value-type="float" office:value="2875098" calcext:value-type="float">
            <text:p>2875098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307200" calcext:value-type="float">
            <text:p>307200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603478" calcext:value-type="float">
            <text:p>5603478</text:p>
          </table:table-cell>
          <table:table-cell table:formula="of:=[.G51]-[.$G$15]" office:value-type="float" office:value="4386731" calcext:value-type="float">
            <text:p>4386731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.48" calcext:value-type="float">
            <text:p>23.48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7212836" calcext:value-type="float">
            <text:p>7212836</text:p>
          </table:table-cell>
          <table:table-cell table:formula="of:=[.G52]-[.$G$15]" office:value-type="float" office:value="5996089" calcext:value-type="float">
            <text:p>5996089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name-complex="ＭＳ Ｐゴシック" style:font-family-complex="'ＭＳ Ｐゴシック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1:28:48.15048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_2</meta:initial-creator>
    <meta:creation-date>2017-07-11T04:50:25</meta:creation-date>
    <dc:date>2017-07-28T11:28:58.192075000</dc:date>
    <meta:generator>LibreOffice/5.1.4.2$MacOSX_X86_64 LibreOffice_project/f99d75f39f1c57ebdd7ffc5f42867c12031db97a</meta:generator>
    <meta:editing-duration>PT6M53S</meta:editing-duration>
    <meta:editing-cycles>3</meta:editing-cycles>
    <meta:document-statistic meta:table-count="3" meta:cell-count="339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0" chart:maximum="180" chart:origin="0" chart:interval-major="3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inimum="0" chart:maximum="10000000" chart:origin="0" chart:interval-major="200000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232cm" svg:height="6.416cm" xlink:href=".." xlink:type="simple" chart:class="chart:scatter" chart:style-name="ch1">
        <chart:legend svg:x="6.579cm" svg:y="0.576cm" style:legend-expansion="custom" chartooo:width="1.592cm" chartooo:height="1.052cm" style:legend-expansion-aspect-ratio="1.51330798479087" chart:style-name="ch2"/>
        <chart:plot-area chart:style-name="ch3" table:cell-range-address="Sheet1.A43:Sheet1.A52 Sheet1.C42:Sheet1.C42 Sheet1.H43:Sheet1.H52 Sheet1.C29:Sheet1.C29 Sheet1.H30:Sheet1.H39" chart:data-source-has-labels="row" svg:x="0.573cm" svg:y="0.053cm" svg:width="8.548cm" svg:height="5.921cm">
          <chartooo:coordinate-region svg:x="2.239cm" svg:y="0.257cm" svg:width="6.596cm" svg:height="5.211cm"/>
          <chart:axis chart:dimension="x" chart:name="primary-x" chart:style-name="ch4">
            <chart:title svg:x="2.991cm" svg:y="5.881cm" chart:style-name="ch5">
              <text:p>Angle of rotation (degree)</text:p>
            </chart:title>
          </chart:axis>
          <chart:axis chart:dimension="y" chart:name="primary-y" chart:style-name="ch6">
            <chart:title svg:x="0.001cm" svg:y="4.117cm" chart:style-name="ch7">
              <text:p>Intensity (a. u.)</text:p>
            </chart:title>
          </chart:axis>
          <chart:series chart:style-name="ch8" chart:values-cell-range-address="Sheet1.H43:Sheet1.H52" chart:label-cell-address="Sheet1.C42:Sheet1.C42" chart:class="chart:scatter">
            <chart:domain table:cell-range-address="Sheet1.A43:Sheet1.A52"/>
            <chart:data-point chart:repeated="10"/>
          </chart:series>
          <chart:series chart:style-name="ch9" chart:values-cell-range-address="Sheet1.H30:Sheet1.H39" chart:label-cell-address="Sheet1.C29:Sheet1.C29" chart:class="chart:scatter">
            <chart:domain table:cell-range-address="Sheet1.A30:Sheet1.A3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Ψ=10°</text:p>
                <draw:g>
                  <svg:desc>Sheet1.C42:Sheet1.C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Ψ=45°</text:p>
                <draw:g>
                  <svg:desc>Sheet1.C29:Sheet1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3:Sheet1.A52</svg:desc>
                </draw:g>
              </table:table-cell>
              <table:table-cell office:value-type="float" office:value="5863887">
                <text:p>5863887</text:p>
                <draw:g>
                  <svg:desc>Sheet1.H43:Sheet1.H52</svg:desc>
                </draw:g>
              </table:table-cell>
              <table:table-cell office:value-type="float" office:value="0">
                <text:p>0</text:p>
                <draw:g>
                  <svg:desc>Sheet1.A30:Sheet1.A39</svg:desc>
                </draw:g>
              </table:table-cell>
              <table:table-cell office:value-type="float" office:value="4734999">
                <text:p>4734999</text:p>
                <draw:g>
                  <svg:desc>Sheet1.H30:Sheet1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6768123">
                <text:p>6768123</text:p>
              </table:table-cell>
              <table:table-cell office:value-type="float" office:value="20">
                <text:p>20</text:p>
              </table:table-cell>
              <table:table-cell office:value-type="float" office:value="4793408">
                <text:p>4793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6766111">
                <text:p>6766111</text:p>
              </table:table-cell>
              <table:table-cell office:value-type="float" office:value="40">
                <text:p>40</text:p>
              </table:table-cell>
              <table:table-cell office:value-type="float" office:value="4754901">
                <text:p>4754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5715219">
                <text:p>5715219</text:p>
              </table:table-cell>
              <table:table-cell office:value-type="float" office:value="60">
                <text:p>60</text:p>
              </table:table-cell>
              <table:table-cell office:value-type="float" office:value="4643634">
                <text:p>4643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180228">
                <text:p>4180228</text:p>
              </table:table-cell>
              <table:table-cell office:value-type="float" office:value="80">
                <text:p>80</text:p>
              </table:table-cell>
              <table:table-cell office:value-type="float" office:value="4535582">
                <text:p>4535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750105">
                <text:p>2750105</text:p>
              </table:table-cell>
              <table:table-cell office:value-type="float" office:value="100">
                <text:p>100</text:p>
              </table:table-cell>
              <table:table-cell office:value-type="float" office:value="4386091">
                <text:p>438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2250272">
                <text:p>2250272</text:p>
              </table:table-cell>
              <table:table-cell office:value-type="float" office:value="120">
                <text:p>120</text:p>
              </table:table-cell>
              <table:table-cell office:value-type="float" office:value="4344185">
                <text:p>4344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2875098">
                <text:p>2875098</text:p>
              </table:table-cell>
              <table:table-cell office:value-type="float" office:value="140">
                <text:p>140</text:p>
              </table:table-cell>
              <table:table-cell office:value-type="float" office:value="4475810">
                <text:p>44758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4386731">
                <text:p>4386731</text:p>
              </table:table-cell>
              <table:table-cell office:value-type="float" office:value="160">
                <text:p>160</text:p>
              </table:table-cell>
              <table:table-cell office:value-type="float" office:value="4579460">
                <text:p>4579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5996089">
                <text:p>5996089</text:p>
              </table:table-cell>
              <table:table-cell office:value-type="float" office:value="180">
                <text:p>180</text:p>
              </table:table-cell>
              <table:table-cell office:value-type="float" office:value="4697293">
                <text:p>46972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0" chart:maximum="180" chart:origin="0" chart:interval-major="3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inimum="0" chart:origin="0" chart:interval-major="200000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79cm" svg:height="6.381cm" xlink:href=".." xlink:type="simple" chart:class="chart:scatter" chart:style-name="ch1">
        <chart:legend svg:x="7.168cm" svg:y="0.586cm" style:legend-expansion="custom" chartooo:width="2.088cm" chartooo:height="0.906cm" style:legend-expansion-aspect-ratio="2.3046357615894" chart:style-name="ch2"/>
        <chart:plot-area chart:style-name="ch3" table:cell-range-address="Sheet1.A4:Sheet1.A14 Sheet1.C3:Sheet1.C3 Sheet1.H4:Sheet1.H14 Sheet1.C16:Sheet1.C16 Sheet1.H17:Sheet1.H26" chart:data-source-has-labels="row" svg:x="0.515cm" svg:y="0.053cm" svg:width="8.902cm" svg:height="5.711cm">
          <chartooo:coordinate-region svg:x="2.181cm" svg:y="0.257cm" svg:width="6.95cm" svg:height="5.001cm"/>
          <chart:axis chart:dimension="x" chart:name="primary-x" chart:style-name="ch4">
            <chart:title svg:x="3.331cm" svg:y="5.743cm" chart:style-name="ch5">
              <text:p>Angle of rotation (degree)</text:p>
            </chart:title>
          </chart:axis>
          <chart:axis chart:dimension="y" chart:name="primary-y" chart:style-name="ch6">
            <chart:title svg:x="0.001cm" svg:y="4.012cm" chart:style-name="ch7">
              <text:p>Intensity (a. u.)</text:p>
            </chart:title>
          </chart:axis>
          <chart:series chart:style-name="ch8" chart:values-cell-range-address="Sheet1.H4:Sheet1.H14" chart:label-cell-address="Sheet1.C3:Sheet1.C3" chart:class="chart:scatter">
            <chart:domain table:cell-range-address="Sheet1.A4:Sheet1.A14"/>
            <chart:data-point chart:repeated="11"/>
          </chart:series>
          <chart:series chart:style-name="ch9" chart:values-cell-range-address="Sheet1.H17:Sheet1.H26" chart:label-cell-address="Sheet1.C16:Sheet1.C16" chart:class="chart:scatter">
            <chart:domain table:cell-range-address="Sheet1.A17:Sheet1.A26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ψ=10°　</text:p>
                <draw:g>
                  <svg:desc>Sheet1.C3:Sheet1.C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Ψ=45°</text:p>
                <draw:g>
                  <svg:desc>Sheet1.C16:Sheet1.C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14</svg:desc>
                </draw:g>
              </table:table-cell>
              <table:table-cell office:value-type="float" office:value="7329304">
                <text:p>7329304</text:p>
                <draw:g>
                  <svg:desc>Sheet1.H4:Sheet1.H14</svg:desc>
                </draw:g>
              </table:table-cell>
              <table:table-cell office:value-type="float" office:value="0">
                <text:p>0</text:p>
                <draw:g>
                  <svg:desc>Sheet1.A17:Sheet1.A26</svg:desc>
                </draw:g>
              </table:table-cell>
              <table:table-cell office:value-type="float" office:value="45846">
                <text:p>45846</text:p>
                <draw:g>
                  <svg:desc>Sheet1.H17:Sheet1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822040">
                <text:p>7822040</text:p>
              </table:table-cell>
              <table:table-cell office:value-type="float" office:value="20">
                <text:p>20</text:p>
              </table:table-cell>
              <table:table-cell office:value-type="float" office:value="1050070">
                <text:p>10500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7197268">
                <text:p>7197268</text:p>
              </table:table-cell>
              <table:table-cell office:value-type="float" office:value="40">
                <text:p>40</text:p>
              </table:table-cell>
              <table:table-cell office:value-type="float" office:value="3568041">
                <text:p>3568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702480">
                <text:p>4702480</text:p>
              </table:table-cell>
              <table:table-cell office:value-type="float" office:value="60">
                <text:p>60</text:p>
              </table:table-cell>
              <table:table-cell office:value-type="float" office:value="6204598">
                <text:p>6204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117147">
                <text:p>2117147</text:p>
              </table:table-cell>
              <table:table-cell office:value-type="float" office:value="80">
                <text:p>80</text:p>
              </table:table-cell>
              <table:table-cell office:value-type="float" office:value="7658434">
                <text:p>7658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89617">
                <text:p>289617</text:p>
              </table:table-cell>
              <table:table-cell office:value-type="float" office:value="100">
                <text:p>100</text:p>
              </table:table-cell>
              <table:table-cell office:value-type="float" office:value="7620523">
                <text:p>7620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">
                <text:p>109</text:p>
              </table:table-cell>
              <table:table-cell office:value-type="float" office:value="24916">
                <text:p>24916</text:p>
              </table:table-cell>
              <table:table-cell office:value-type="float" office:value="120">
                <text:p>120</text:p>
              </table:table-cell>
              <table:table-cell office:value-type="float" office:value="6141181">
                <text:p>6141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322496">
                <text:p>322496</text:p>
              </table:table-cell>
              <table:table-cell office:value-type="float" office:value="140">
                <text:p>140</text:p>
              </table:table-cell>
              <table:table-cell office:value-type="float" office:value="3518429">
                <text:p>3518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2255459">
                <text:p>2255459</text:p>
              </table:table-cell>
              <table:table-cell office:value-type="float" office:value="160">
                <text:p>160</text:p>
              </table:table-cell>
              <table:table-cell office:value-type="float" office:value="984186">
                <text:p>984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5093038">
                <text:p>5093038</text:p>
              </table:table-cell>
              <table:table-cell office:value-type="float" office:value="180">
                <text:p>180</text:p>
              </table:table-cell>
              <table:table-cell office:value-type="float" office:value="54916">
                <text:p>54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7337534">
                <text:p>733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